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font-name="Arial" style:font-name-complex="Arial"/>
    </style:style>
    <style:style style:name="P3" style:family="paragraph" style:parent-style-name="Standard">
      <style:paragraph-properties fo:text-align="end" style:justify-single-word="false"/>
    </style:style>
    <style:style style:name="P4" style:family="paragraph" style:parent-style-name="Standard">
      <style:paragraph-properties fo:padding-left="0.0555in" fo:padding-right="0.0555in" fo:padding-top="0.0138in" fo:padding-bottom="0.0138in" fo:border="0.0071in solid #000000"/>
    </style:style>
    <style:style style:name="P5" style:family="paragraph" style:parent-style-name="Standard">
      <style:paragraph-properties fo:padding-left="0.0555in" fo:padding-right="0.0555in" fo:padding-top="0.0138in" fo:padding-bottom="0.0138in" fo:border="0.0071in solid #000000"/>
      <style:text-properties fo:font-size="8pt" style:font-size-asian="8pt"/>
    </style:style>
    <style:style style:name="P6" style:family="paragraph" style:parent-style-name="Standard">
      <style:paragraph-properties fo:padding-left="0.0555in" fo:padding-right="0.0555in" fo:padding-top="0.0138in" fo:padding-bottom="0.0138in" fo:border="0.0071in solid #000000"/>
      <style:text-properties fo:font-size="8pt" fo:font-weight="bold" style:font-size-asian="8pt" style:font-weight-asian="bold"/>
    </style:style>
    <style:style style:name="P7" style:family="paragraph" style:parent-style-name="a">
      <style:text-properties style:text-underline-style="solid" style:text-underline-width="auto" style:text-underline-color="font-color"/>
    </style:style>
    <style:style style:name="P8" style:family="paragraph" style:parent-style-name="Standard" style:master-page-name="Standard">
      <style:paragraph-properties style:page-number="auto"/>
    </style:style>
    <style:style style:name="P9" style:family="paragraph" style:parent-style-name="Standard">
      <style:text-properties fo:font-weight="bold" style:font-weight-asian="bold" style:font-weight-complex="bold"/>
    </style:style>
    <style:style style:name="P10" style:family="paragraph" style:parent-style-name="Heading_20_3">
      <style:paragraph-properties fo:text-align="end" style:justify-single-word="false"/>
    </style:style>
    <style:style style:name="P11" style:family="paragraph" style:parent-style-name="Heading_20_3">
      <style:paragraph-properties fo:text-align="start"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text-underline-style="none" fo:font-weight="normal" style:font-weight-asian="normal" style:font-weight-complex="normal"/>
    </style:style>
  </office:automatic-styles>
  <office:body>
    <office:text>
      <office:forms form:automatic-focus="false" form:apply-design-mode="false"/>
      <text:tracked-changes text:track-changes="false">
        <text:changed-region text:id="ct160870352">
          <text:insertion>
            <office:change-info>
              <dc:creator>Unknown Author</dc:creator>
              <dc:date>2012-12-06T13:46:00</dc:date>
            </office:change-info>
          </text:insertion>
        </text:changed-region>
        <text:changed-region text:id="ct160868000">
          <text:insertion>
            <office:change-info>
              <dc:creator>Unknown Author</dc:creator>
              <dc:date>2012-12-06T13:58:00</dc:date>
            </office:change-info>
          </text:insertion>
        </text:changed-region>
        <text:changed-region text:id="ct160870592">
          <text:insertion>
            <office:change-info>
              <dc:creator>Unknown Author</dc:creator>
              <dc:date>2012-12-06T13:59:00</dc:date>
            </office:change-info>
          </text:insertion>
        </text:changed-region>
        <text:changed-region text:id="ct160876776">
          <text:insertion>
            <office:change-info>
              <dc:creator>Unknown Author</dc:creator>
              <dc:date>2013-02-07T15:51:00</dc:date>
            </office:change-info>
          </text:insertion>
        </text:changed-region>
        <text:changed-region text:id="ct160869032">
          <text:insertion>
            <office:change-info>
              <dc:creator>Unknown Author</dc:creator>
              <dc:date>2013-02-07T15:20:00</dc:date>
            </office:change-info>
          </text:insertion>
        </text:changed-region>
        <text:changed-region text:id="ct160489056">
          <text:insertion>
            <office:change-info>
              <dc:creator>Unknown Author</dc:creator>
              <dc:date>2013-02-07T15:51:00</dc:date>
            </office:change-info>
          </text:insertion>
        </text:changed-region>
        <text:changed-region text:id="ct160491624">
          <text:insertion>
            <office:change-info>
              <dc:creator>Unknown Author</dc:creator>
              <dc:date>2012-12-06T13:51:00</dc:date>
            </office:change-info>
          </text:insertion>
        </text:changed-region>
        <text:changed-region text:id="ct160493296">
          <text:insertion>
            <office:change-info>
              <dc:creator>Unknown Author</dc:creator>
              <dc:date>2012-12-06T13:59:00</dc:date>
            </office:change-info>
          </text:insertion>
        </text:changed-region>
        <text:changed-region text:id="ct160490904">
          <text:insertion>
            <office:change-info>
              <dc:creator>Unknown Author</dc:creator>
              <dc:date>2012-12-06T13:59:00</dc:date>
            </office:change-info>
          </text:insertion>
        </text:changed-region>
        <text:changed-region text:id="ct160047072">
          <text:insertion>
            <office:change-info>
              <dc:creator>Unknown Author</dc:creator>
              <dc:date>2012-12-06T13:59:00</dc:date>
            </office:change-info>
          </text:insertion>
        </text:changed-region>
        <text:changed-region text:id="ct160048272">
          <text:insertion>
            <office:change-info>
              <dc:creator>Unknown Author</dc:creator>
              <dc:date>2012-12-06T13:50:00</dc:date>
            </office:change-info>
          </text:insertion>
        </text:changed-region>
        <text:changed-region text:id="ct160490632">
          <text:insertion>
            <office:change-info>
              <dc:creator>Unknown Author</dc:creator>
              <dc:date>2012-12-06T13:50:00</dc:date>
            </office:change-info>
          </text:insertion>
        </text:changed-region>
        <text:changed-region text:id="ct160877144">
          <text:insertion>
            <office:change-info>
              <dc:creator>Unknown Author</dc:creator>
              <dc:date>2012-12-06T14:00:00</dc:date>
            </office:change-info>
          </text:insertion>
        </text:changed-region>
        <text:changed-region text:id="ct160493960">
          <text:insertion>
            <office:change-info>
              <dc:creator>Unknown Author</dc:creator>
              <dc:date>2013-02-20T22:57:00</dc:date>
            </office:change-info>
          </text:insertion>
        </text:changed-region>
        <text:changed-region text:id="ct160490760">
          <text:insertion>
            <office:change-info>
              <dc:creator>Unknown Author</dc:creator>
              <dc:date>2013-02-20T23:01:00</dc:date>
            </office:change-info>
          </text:insertion>
        </text:changed-region>
        <text:changed-region text:id="ct160878024">
          <text:insertion>
            <office:change-info>
              <dc:creator>Unknown Author</dc:creator>
              <dc:date>2013-02-20T23:06:00</dc:date>
            </office:change-info>
          </text:insertion>
        </text:changed-region>
        <text:changed-region text:id="ct160495760">
          <text:insertion>
            <office:change-info>
              <dc:creator>Unknown Author</dc:creator>
              <dc:date>2013-02-20T23:06:00</dc:date>
            </office:change-info>
          </text:insertion>
        </text:changed-region>
        <text:changed-region text:id="ct160496152">
          <text:insertion>
            <office:change-info>
              <dc:creator>Unknown Author</dc:creator>
              <dc:date>2013-02-20T23: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RFI <text:s text:c="21"/></text:span>No. <text:change-start text:change-id="ct160870352"/>rfiNumber<text:change-end text:change-id="ct160870352"/><text:span text:style-name="T3">.</text:span></text:p>
      <text:p text:style-name="Standard"/>
      <text:p text:style-name="Standard"><text:span text:style-name="T1">Project: </text:span><text:tab/><text:change-start text:change-id="ct160868000"/>project<text:change-end text:change-id="ct160868000"/><text:tab/></text:p>
      <text:p text:style-name="Standard"><text:span text:style-name="T1">Owner:<text:tab/><text:tab/></text:span><text:change-start text:change-id="ct160870592"/><text:span text:style-name="T4">owner</text:span><text:change-end text:change-id="ct160870592"/></text:p>
      <text:p text:style-name="P3"><text:span text:style-name="T1">Date sent:<text:tab/></text:span><text:change-start text:change-id="ct160876776"/><text:span text:style-name="T7">DateSent</text:span><text:change-end text:change-id="ct160876776"/></text:p>
      <text:p text:style-name="Standard"><text:span text:style-name="T1">Request by</text:span>:<text:tab/><text:change-start text:change-id="ct160869032"/><text:span text:style-name="T5">requestBy</text:span><text:change-end text:change-id="ct160869032"/><text:tab/><text:tab/><text:tab/></text:p>
      <text:h text:style-name="P10" text:outline-level="3"><text:span text:style-name="T2">Date received</text:span><text:span text:style-name="T4">: <text:s text:c="3"/></text:span><text:change-start text:change-id="ct160489056"/><text:span text:style-name="T4">DateReceived</text:span><text:change-end text:change-id="ct160489056"/></text:h>
      <text:h text:style-name="P11" text:outline-level="3">Request <text:s/>referred to: <text:s/><text:change-start text:change-id="ct160491624"/><text:span text:style-name="T4">requestReferredTo</text:span><text:change-end text:change-id="ct160491624"/><text:tab/><text:tab/> <text:s text:c="22"/><text:tab/></text:h>
      <text:p text:style-name="Standard"/>
      <text:p text:style-name="P1">Request for Information must refer to construction documents:</text:p>
      <text:p text:style-name="P1"/>
      <text:p text:style-name="Standard"><text:span text:style-name="T2">Drawing </text:span><text:span text:style-name="T2">#</text:span> <text:s text:c="12"/><text:change-start text:change-id="ct160493296"/><text:span text:style-name="T5">drawingNum</text:span><text:change-end text:change-id="ct160493296"/></text:p>
      <text:p text:style-name="Standard"><text:span text:style-name="T2">Detail #</text:span><text:span text:style-name="T5"> <text:s text:c="17"/></text:span><text:change-start text:change-id="ct160490904"/><text:span text:style-name="T5">detailNum</text:span><text:change-end text:change-id="ct160490904"/><text:span text:style-name="T5"><text:tab/></text:span></text:p>
      <text:p text:style-name="Standard"><text:span text:style-name="T2">Spec Section #</text:span> <text:s text:c="6"/><text:change-start text:change-id="ct160047072"/><text:span text:style-name="T5">specNum</text:span><text:change-end text:change-id="ct160047072"/></text:p>
      <text:p text:style-name="Standard"><text:span text:style-name="T2">Sheet Name</text:span> <text:s text:c="10"/><text:change-start text:change-id="ct160048272"/><text:span text:style-name="T5">sheetName</text:span><text:change-end text:change-id="ct160048272"/><text:span text:style-name="T5"> <text:s text:c="6"/></text:span></text:p>
      <text:p text:style-name="Standard"><text:span text:style-name="T6">Grids</text:span><text:span text:style-name="T5"> <text:s text:c="20"/></text:span><text:change-start text:change-id="ct160490632"/><text:span text:style-name="T5">grids</text:span><text:change-end text:change-id="ct160490632"/><text:span text:style-name="T5"> </text:span></text:p>
      <text:p text:style-name="Standard"><text:span text:style-name="T6">S</text:span><text:span text:style-name="T2">ection Page #</text:span> <text:s text:c="5"/><text:change-start text:change-id="ct160877144"/><text:span text:style-name="T5">sectionPage</text:span><text:change-end text:change-id="ct160877144"/></text:p>
      <text:p text:style-name="P7">Note: <text:s/>Without the above reference information the RFI cannot be responded to by the Architect and will be returned to the sender.</text:p>
      <text:p text:style-name="Standard"/>
      <text:p text:style-name="P9">Detailed and concise description of the Request for Information:</text:p>
      <text:p text:style-name="Standard"><text:s text:c="2"/></text:p>
      <text:p text:style-name="Standard"><text:change-start text:change-id="ct160493960"/>rfiDescription<text:change-end text:change-id="ct160493960"/></text:p>
      <text:p text:style-name="Standard"/>
      <text:p text:style-name="Standard"/>
      <text:p text:style-name="Standard"/>
      <text:p text:style-name="P9"><text:bookmark-start text:name="OLE_LINK1"/>Contractor<text:bookmark-end text:name="OLE_LINK1"/>'s suggestion:</text:p>
      <text:p text:style-name="Standard"/>
      <text:p text:style-name="P2"><text:change-start text:change-id="ct160490760"/>contractorSuggestion<text:change-end text:change-id="ct160490760"/> <text:s/></text:p>
      <text:p text:style-name="P2"/>
      <text:p text:style-name="P2"/>
      <text:p text:style-name="Standard"/>
      <text:p text:style-name="P1">Reply:</text:p>
      <text:p text:style-name="P1"/>
      <text:p text:style-name="P1"><text:change-start text:change-id="ct160878024"/>reply<text:change-end text:change-id="ct160878024"/></text:p>
      <text:p text:style-name="P1"/>
      <text:p text:style-name="P1"/>
      <text:p text:style-name="P1"/>
      <text:p text:style-name="Standard"><text:span text:style-name="T1">Response by: <text:s text:c="8"/></text:span><text:change-start text:change-id="ct160495760"/><text:span text:style-name="T1">responseBy</text:span><text:change-end text:change-id="ct160495760"/><text:tab/><text:tab/></text:p>
      <text:p text:style-name="Standard"><text:span text:style-name="T1">Response date: <text:s text:c="5"/></text:span><text:change-start text:change-id="ct160496152"/><text:span text:style-name="T1">responseDate</text:span><text:change-end text:change-id="ct160496152"/></text:p>
      <text:p text:style-name="Standard"/>
      <text:p text:style-name="P1">cc:<text:tab/></text:p>
      <text:p text:style-name="Standard"/>
      <text:p text:style-name="P5"/>
      <text:p text:style-name="P6">Note: <text:s/></text:p>
      <text:p text:style-name="P5">Neither the above question nor the respective reply will change contractual obligations in any way. <text:s/>If the contractor of the RFI considers a change in Contract Sum or Contract Time is required, they shall submit an itemized proposal to the Architect immediately and before proceeding with any work in question.</text:p>
      <text:p text:style-name="P5">The Contractor may submit an RFI to the architect seeking clarification <text:s/>or interpretation of conflicts, errors, discrepancies, or ambiguities in the construction documents. <text:s/>An original and four copies of an RFI must be presented in writing on this approved form. <text:s/>Oral or other RFI forms will not be accepted. <text:s/>Any delay due to improper procedures in presenting an RFI will be attributed to the Contractor.</text:p>
      <text:p text:style-name="P5">Responses to RFIs shall not constitute an approval direction or procedure related to the construction means, methods, techniques, sequences, or procedures, or for safety precautions and programs since these are solely the Contractor's responsibilities under the contract documents.</text:p>
      <text:p text:style-name="P5">Use of an RFI is limited to clarification of the contract documents. <text:s/>Contractor shall limit each RFI to a single issue. <text:s/>Information which is discernable from the contract documents--construction means, methods, and construction site safety--will not be addressed by the Architect in responding to an RFI. <text:s/>A non-conforming RFI shall be returned to the Contractor.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Plain_20_Text" style:display-name="Plain Text" style:family="paragraph" style:parent-style-name="Standard">
      <style:text-properties style:font-name="Courier New" style:font-name-complex="Courier New"/>
    </style:style>
    <style:style style:name="a" style:family="paragraph" style:parent-style-name="Standard">
      <style:text-properties fo:font-style="italic" style:font-style-asian="italic" style:font-style-complex="italic"/>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fo:text-align="end">
          <style:list-level-label-alignment text:label-followed-by="listtab" text:list-tab-stop-position="0.35in" fo:text-indent="-0.15in" fo:margin-left="0.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a" style:num-letter-sync="true">
        <style:list-level-properties text:list-level-position-and-space-mode="label-alignment" fo:text-align="end">
          <style:list-level-label-alignment text:label-followed-by="listtab" text:list-tab-stop-position="0.35in" fo:text-indent="-0.15in" fo:margin-left="0.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in" fo:margin-bottom="0.4in" fo:margin-left="0.9201in" fo:margin-right="0.9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RFI No</dc:title>
    <meta:initial-creator>colanttic</meta:initial-creator>
    <meta:creation-date>2008-05-28T08:25:00</meta:creation-date>
    <dc:date>2013-02-28T14:41:49</dc:date>
    <meta:print-date>2008-02-20T08:09:00</meta:print-date>
    <meta:editing-cycles>20</meta:editing-cycles>
    <meta:editing-duration>PT03H37M31S</meta:editing-duration>
    <meta:generator>OpenOffice.org/3.2$Linux OpenOffice.org_project/320m12$Build-9483</meta:generator>
    <meta:document-statistic meta:table-count="0" meta:image-count="0" meta:object-count="0" meta:page-count="1" meta:paragraph-count="30" meta:word-count="302" meta:character-count="2175"/>
    <dc:creator>Finholt Project</dc:creator>
    <meta:user-defined meta:name="Info 1"/>
    <meta:user-defined meta:name="Info 2"/>
    <meta:user-defined meta:name="Info 3"/>
    <meta:user-defined meta:name="Info 4"/>
  </office:meta>
</office:document-meta>
</file>